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c96" officeooo:paragraph-rsid="000f3c96"/>
    </style:style>
    <style:style style:name="P2" style:family="paragraph" style:parent-style-name="Standard">
      <style:text-properties officeooo:rsid="000f3c96" officeooo:paragraph-rsid="001135a9"/>
    </style:style>
    <style:style style:name="P3" style:family="paragraph" style:parent-style-name="Standard">
      <style:text-properties officeooo:rsid="001135a9" officeooo:paragraph-rsid="001135a9"/>
    </style:style>
    <style:style style:name="P4" style:family="paragraph" style:parent-style-name="Standard">
      <style:text-properties officeooo:rsid="00121eff" officeooo:paragraph-rsid="00121eff"/>
    </style:style>
    <style:style style:name="P5" style:family="paragraph" style:parent-style-name="Standard">
      <style:text-properties officeooo:rsid="0013e452" officeooo:paragraph-rsid="0013e452"/>
    </style:style>
    <style:style style:name="P6" style:family="paragraph" style:parent-style-name="Standard">
      <style:text-properties officeooo:rsid="0013f882" officeooo:paragraph-rsid="0013f882"/>
    </style:style>
    <style:style style:name="P7" style:family="paragraph" style:parent-style-name="Standard">
      <style:text-properties officeooo:rsid="0016da04" officeooo:paragraph-rsid="0016da04"/>
    </style:style>
    <style:style style:name="P8" style:family="paragraph" style:parent-style-name="Standard">
      <style:text-properties officeooo:rsid="0018d8fd" officeooo:paragraph-rsid="0018d8fd"/>
    </style:style>
    <style:style style:name="P9" style:family="paragraph" style:parent-style-name="Standard">
      <style:text-properties officeooo:paragraph-rsid="0018d8fd"/>
    </style:style>
    <style:style style:name="P10" style:family="paragraph" style:parent-style-name="Standard">
      <style:text-properties officeooo:rsid="0018d8fd" officeooo:paragraph-rsid="0018d8fd"/>
    </style:style>
    <style:style style:name="P11" style:family="paragraph" style:parent-style-name="Standard">
      <style:text-properties officeooo:rsid="001e3146" officeooo:paragraph-rsid="001e3146"/>
    </style:style>
    <style:style style:name="P12" style:family="paragraph" style:parent-style-name="Text_20_body">
      <style:text-properties fo:font-variant="normal" fo:text-transform="none" fo:color="#000000" style:font-name="Open Sans" fo:font-size="12.75pt" fo:letter-spacing="normal" fo:font-style="normal" fo:font-weight="normal" officeooo:rsid="0018d8fd" officeooo:paragraph-rsid="0018d8fd"/>
    </style:style>
    <style:style style:name="T1" style:family="text">
      <style:text-properties officeooo:rsid="001135a9"/>
    </style:style>
    <style:style style:name="T2" style:family="text">
      <style:text-properties officeooo:rsid="0013e452"/>
    </style:style>
    <style:style style:name="T3" style:family="text">
      <style:text-properties officeooo:rsid="001589c0"/>
    </style:style>
    <style:style style:name="T4" style:family="text">
      <style:text-properties officeooo:rsid="0015b735"/>
    </style:style>
    <style:style style:name="T5" style:family="text">
      <style:text-properties officeooo:rsid="001872d5"/>
    </style:style>
    <style:style style:name="T6" style:family="text">
      <style:text-properties officeooo:rsid="001a8d57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1 page</text:p>
      <text:p text:style-name="P1">why do we do transcriptomics?</text:p>
      <text:p text:style-name="P1">References – read the introduction of the paper, go through their references too</text:p>
      <text:p text:style-name="P1">biological questions – expression of tissues (fruit) under stress</text:p>
      <text:p text:style-name="P1"/>
      <text:p text:style-name="P1">Materials and methods</text:p>
      <text:p text:style-name="P1">script – describe data source (published where? Softwares used to perform the analysis + versions in a table – Unix – Linux version, R code packages each!)</text:p>
      <text:p text:style-name="P1">Code in a repo</text:p>
      <text:p text:style-name="P1"/>
      <text:p text:style-name="P1">Results – give legend to the figures, short interpretation</text:p>
      <text:p text:style-name="P1">QC (as supplementary data as zip file) – add an example (e.g. exemplary or an outlier)</text:p>
      <text:p text:style-name="P1">Violin plots (<text:span text:style-name="T1">how normalization and filtering impacted the distribution of data)</text:span></text:p>
      <text:p text:style-name="P2">PCA <text:span text:style-name="T1">(interpret what PCA does – variance, separation of points, outliers, does it show what we expect? Number of clusters – is this expected from the experimental design? </text:span></text:p>
      <text:p text:style-name="P2"><text:span text:style-name="T1">DEG – </text:span>Volcano <text:span text:style-name="T1">plot: (heat map)</text:span></text:p>
      <text:p text:style-name="P2">GO enrichment: <text:span text:style-name="T1">write about how many genes are expressed with statistical thresholds, fdr, which functional terms – ontology. Give sections! *QC, statistical evaluation, etc.</text:span></text:p>
      <text:p text:style-name="P2"/>
      <text:p text:style-name="P3">Discussion – short and to the point.</text:p>
      <text:p text:style-name="P3">Summarize the results. Get back to the biological question, try to answer it NO MORE than 1 PAGE.</text:p>
      <text:p text:style-name="P3"/>
      <text:p text:style-name="P4">Not graded on English, coding skills, <text:span text:style-name="T2">quality of the images (but make them communicative) </text:span></text:p>
      <text:p text:style-name="P4"/>
      <text:p text:style-name="P5">References: citations from introduction, discussion</text:p>
      <text:p text:style-name="P5"/>
      <text:p text:style-name="P5"/>
      <text:p text:style-name="P6">### all the reads have issues with duplication – this is a sigle read with lots of it (7~8 M reads) it also has no adaptor content (no rRNA contamination) so this should be okay</text:p>
      <text:p text:style-name="P6"/>
      <text:p text:style-name="P6">per base sequence content: initally messy but <text:span text:style-name="T3">it is uniform afterwards// </text:span><text:span text:style-name="T4">polA enriched – duplication</text:span></text:p>
      <text:p text:style-name="P7">per base seq. Cont: typical of Illumina sequencing/ trimmed with parameters HEAD 10 MINLEN 6<text:span text:style-name="T5">0</text:span></text:p>
      <text:p text:style-name="P7"/>
      <text:p text:style-name="P7"/>
      <text:p text:style-name="P8">discussion: pigment formation, ripening, intracellular matrix – rigidity’’ <text:span text:style-name="T6">metabolism – starch to sugars</text:span></text:p>
      <text:p text:style-name="P8"/>
      <text:p text:style-name="P8"/>
      <text:p text:style-name="P11">For GOST</text:p>
      <text:p text:style-name="P12">p_value - hypergeometric p-value after correction for multiple testing</text:p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09:28:46.401418435</meta:creation-date>
    <dc:date>2023-10-31T23:15:07.640539713</dc:date>
    <meta:editing-duration>PT10H27M24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75" meta:character-count="1806" meta:non-whitespace-character-count="1536"/>
  </office:meta>
</office:document-meta>
</file>